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9.56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12.6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0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1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3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5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log4_batch_no_idx_div_ifel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ALCULATO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869" calcext:value-type="float">
            <text:p>1869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7458" calcext:value-type="float">
            <text:p>7458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7462" calcext:value-type="float">
            <text:p>7462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7463" calcext:value-type="float">
            <text:p>7463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4167" calcext:value-type="float">
            <text:p>4167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4169" calcext:value-type="float">
            <text:p>4169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4167" calcext:value-type="float">
            <text:p>4167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16667" calcext:value-type="float">
            <text:p>16667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16677" calcext:value-type="float">
            <text:p>16677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4542" calcext:value-type="float">
            <text:p>4542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4523" calcext:value-type="float">
            <text:p>4523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16665" calcext:value-type="float">
            <text:p>16665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4528" calcext:value-type="float">
            <text:p>4528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66645" calcext:value-type="float">
            <text:p>66645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66672" calcext:value-type="float">
            <text:p>66672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18947" calcext:value-type="float">
            <text:p>18947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18202" calcext:value-type="float">
            <text:p>18202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18203" calcext:value-type="float">
            <text:p>18203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66643" calcext:value-type="float">
            <text:p>66643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3431" calcext:value-type="float">
            <text:p>3431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3431" calcext:value-type="float">
            <text:p>3431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3434" calcext:value-type="float">
            <text:p>3434</text:p>
          </table:table-cell>
        </table:table-row>
      </table:table>
      <table:table table:name="Pivot Table_datalog4_batch_no_idx_div_ifelse_1" table:style-name="ta1">
        <table:table-column table:style-name="co7" table:default-cell-style-name="ce3"/>
        <table:table-column table:style-name="co7" table:number-columns-repeated="2" table:default-cell-style-name="ce7"/>
        <table:table-column table:style-name="co7" table:default-cell-style-name="ce13"/>
        <table:table-row table:style-name="ro1">
          <table:table-cell table:style-name="ce1" office:value-type="string" calcext:value-type="string">
            <text:p>BASE</text:p>
          </table:table-cell>
          <table:table-cell table:style-name="ce6" office:value-type="string" calcext:value-type="string">
            <text:p>ITERS</text:p>
          </table:table-cell>
          <table:table-cell table:style-name="ce6" office:value-type="string" calcext:value-type="string">
            <text:p>CALCULATOR</text:p>
          </table:table-cell>
          <table:table-cell table:style-name="ce12" office:value-type="string" calcext:value-type="string">
            <text:p>Average - TIME</text:p>
          </table:table-cell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tchMandelCalc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BatchMandelCalculator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157.333333333333" calcext:value-type="float">
            <text:p>157.333333333333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1041" calcext:value-type="float">
            <text:p>1041</text:p>
          </table:table-cell>
        </table:table-row>
        <table:table-row table:style-name="ro1">
          <table:table-cell table:style-name="ce2"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tchMandelCalculator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122.333333333333" calcext:value-type="float">
            <text:p>122.333333333333</text:p>
          </table:table-cell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469.333333333333" calcext:value-type="float">
            <text:p>469.333333333333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BatchMandelCalculator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1111.66666666667" calcext:value-type="float">
            <text:p>1111.66666666667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4167.66666666667" calcext:value-type="float">
            <text:p>4167.66666666667</text:p>
          </table:table-cell>
        </table:table-row>
        <table:table-row table:style-name="ro1">
          <table:table-cell table:style-name="ce2"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tchMandelCalculator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504" calcext:value-type="float">
            <text:p>504</text:p>
          </table:table-cell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1869.66666666667" calcext:value-type="float">
            <text:p>1869.6666666666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BatchMandelCalculator</text:p>
          </table:table-cell>
          <table:table-cell office:value-type="float" office:value="897.333333333333" calcext:value-type="float">
            <text:p>897.333333333333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4531" calcext:value-type="float">
            <text:p>4531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16669.6666666667" calcext:value-type="float">
            <text:p>16669.6666666667</text:p>
          </table:table-cell>
        </table:table-row>
        <table:table-row table:style-name="ro1">
          <table:table-cell table:style-name="ce2"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tchMandelCalculator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2034.33333333333" calcext:value-type="float">
            <text:p>2034.33333333333</text:p>
          </table:table-cell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7461" calcext:value-type="float">
            <text:p>7461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BatchMandelCalculator</text:p>
          </table:table-cell>
          <table:table-cell office:value-type="float" office:value="3432" calcext:value-type="float">
            <text:p>3432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18450.6666666667" calcext:value-type="float">
            <text:p>18450.6666666667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66653.3333333333" calcext:value-type="float">
            <text:p>66653.3333333333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0"/>
          <table:table-cell table:style-name="ce11"/>
          <table:table-cell table:style-name="ce16" office:value-type="float" office:value="5451.51388888889" calcext:value-type="float">
            <text:p>5451.51388888889</text:p>
          </table:table-cell>
        </table:table-row>
      </table:table>
      <table:named-expressions/>
      <table:data-pilot-tables>
        <table:data-pilot-table table:name="DataPilot1" table:application-data="" table:target-range-address="'Pivot Table_datalog4_batch_no_idx_div_ifelse_1'.A1:'Pivot Table_datalog4_batch_no_idx_div_ifelse_1'.D26" table:buttons="'Pivot Table_datalog4_batch_no_idx_div_ifelse_1'.A1 'Pivot Table_datalog4_batch_no_idx_div_ifelse_1'.B1 'Pivot Table_datalog4_batch_no_idx_div_ifelse_1'.C1" table:show-filter-button="false" table:drill-down-on-double-click="false">
          <table:source-cell-range table:cell-range-address="datalog4_batch_no_idx_div_ifelse.A1:datalog4_batch_no_idx_div_ifelse.F7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BASE" table:orientation="row" table:used-hierarchy="0" table:function="auto">
            <table:data-pilot-level table:show-empty="false" calcext:repeat-item-labels="false">
              <table:data-pilot-members>
                <table:data-pilot-member table:name="512" table:display="true" table:show-details="true"/>
                <table:data-pilot-member table:name="1024" table:display="true" table:show-details="true"/>
                <table:data-pilot-member table:name="2048" table:display="true" table:show-details="true"/>
                <table:data-pilot-member table:name="409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RS" table:orientation="row" table:used-hierarchy="0" table:function="auto">
            <table:data-pilot-level table:show-empty="false" calcext:repeat-item-labels="false">
              <table:data-pilot-members>
                <table:data-pilot-member table:name="100" table:display="true" table:show-details="true"/>
                <table:data-pilot-member table:name="1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LCULATOR" table:orientation="row" table:used-hierarchy="0" table:function="auto">
            <table:data-pilot-level table:show-empty="false" calcext:repeat-item-labels="false">
              <table:data-pilot-members>
                <table:data-pilot-member table:name="BatchMandelCalculator" table:display="true" table:show-details="true"/>
                <table:data-pilot-member table:name="LineMandelCalculator" table:display="true" table:show-details="true"/>
                <table:data-pilot-member table:name="RefMandelCalculato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:orientation="data" table:used-hierarchy="0" table:function="average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7" table:display="true" table:show-details="true"/>
                <table:data-pilot-member table:name="41" table:display="true" table:show-details="true"/>
                <table:data-pilot-member table:name="65" table:display="true" table:show-details="true"/>
                <table:data-pilot-member table:name="118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239" table:display="true" table:show-details="true"/>
                <table:data-pilot-member table:name="469" table:display="true" table:show-details="true"/>
                <table:data-pilot-member table:name="470" table:display="true" table:show-details="true"/>
                <table:data-pilot-member table:name="504" table:display="true" table:show-details="true"/>
                <table:data-pilot-member table:name="616" table:display="true" table:show-details="true"/>
                <table:data-pilot-member table:name="897" table:display="true" table:show-details="true"/>
                <table:data-pilot-member table:name="898" table:display="true" table:show-details="true"/>
                <table:data-pilot-member table:name="1041" table:display="true" table:show-details="true"/>
                <table:data-pilot-member table:name="1111" table:display="true" table:show-details="true"/>
                <table:data-pilot-member table:name="1112" table:display="true" table:show-details="true"/>
                <table:data-pilot-member table:name="1869" table:display="true" table:show-details="true"/>
                <table:data-pilot-member table:name="1870" table:display="true" table:show-details="true"/>
                <table:data-pilot-member table:name="2031" table:display="true" table:show-details="true"/>
                <table:data-pilot-member table:name="2035" table:display="true" table:show-details="true"/>
                <table:data-pilot-member table:name="2037" table:display="true" table:show-details="true"/>
                <table:data-pilot-member table:name="3431" table:display="true" table:show-details="true"/>
                <table:data-pilot-member table:name="3434" table:display="true" table:show-details="true"/>
                <table:data-pilot-member table:name="4167" table:display="true" table:show-details="true"/>
                <table:data-pilot-member table:name="4169" table:display="true" table:show-details="true"/>
                <table:data-pilot-member table:name="4523" table:display="true" table:show-details="true"/>
                <table:data-pilot-member table:name="4528" table:display="true" table:show-details="true"/>
                <table:data-pilot-member table:name="4542" table:display="true" table:show-details="true"/>
                <table:data-pilot-member table:name="7458" table:display="true" table:show-details="true"/>
                <table:data-pilot-member table:name="7462" table:display="true" table:show-details="true"/>
                <table:data-pilot-member table:name="7463" table:display="true" table:show-details="true"/>
                <table:data-pilot-member table:name="16665" table:display="true" table:show-details="true"/>
                <table:data-pilot-member table:name="16667" table:display="true" table:show-details="true"/>
                <table:data-pilot-member table:name="16677" table:display="true" table:show-details="true"/>
                <table:data-pilot-member table:name="18202" table:display="true" table:show-details="true"/>
                <table:data-pilot-member table:name="18203" table:display="true" table:show-details="true"/>
                <table:data-pilot-member table:name="18947" table:display="true" table:show-details="true"/>
                <table:data-pilot-member table:name="66643" table:display="true" table:show-details="true"/>
                <table:data-pilot-member table:name="66645" table:display="true" table:show-details="true"/>
                <table:data-pilot-member table:name="6667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11T17:19:33.315148443</dc:date>
    <meta:editing-duration>PT2M9S</meta:editing-duration>
    <meta:editing-cycles>1</meta:editing-cycles>
    <meta:document-statistic meta:table-count="2" meta:cell-count="504" meta:object-count="0"/>
    <meta:generator>LibreOffice/6.0.7.3$Linux_X86_64 LibreOffice_project/00m0$Build-3</meta:generator>
  </office:meta>
</office:document-meta>
</file>